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1" text:outline-level="1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2" text:outline-level="2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</text:p>
          </table:table-cell>
          <table:table-cell table:style-name="Table1.A1" office:value-type="string">
            <text:p text:style-name="Table_20_Contents">2.0</text:p>
          </table:table-cell>
          <table:table-cell table:style-name="Table1.A1" office:value-type="string">
            <text:p text:style-name="Table_20_Contents">3.0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4.0</text:p>
          </table:table-cell>
          <table:table-cell table:style-name="Table1.A1" office:value-type="string">
            <text:p text:style-name="Table_20_Contents">12.0</text:p>
          </table:table-cell>
          <table:table-cell table:style-name="Table1.A1" office:value-type="string">
            <text:p text:style-name="Table_20_Contents">37.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1" text:outline-level="1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1" text:outline-level="1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2" text:outline-level="2">Histogram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1" text:outline-level="1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2" text:outline-level="2">Histogram</text:h>
      <text:p text:style-name="First_20_paragraph"><draw:frame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